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bbd9"/>
    </style:style>
    <style:style style:name="P2" style:family="paragraph" style:parent-style-name="Standard">
      <style:paragraph-properties fo:margin-left="-0.979cm" fo:margin-right="-0.635cm" fo:text-indent="0.767cm" style:auto-text-indent="false"/>
      <style:text-properties style:font-name="Arial Black" fo:font-size="16pt" officeooo:paragraph-rsid="001dbbd9" style:font-size-asian="16pt" style:font-size-complex="16pt"/>
    </style:style>
    <style:style style:name="P3" style:family="paragraph" style:parent-style-name="Standard">
      <style:paragraph-properties fo:margin-left="-0.979cm" fo:margin-right="-0.635cm" fo:text-indent="0.767cm" style:auto-text-indent="false"/>
      <style:text-properties style:font-name="Arial" fo:font-size="16pt" officeooo:paragraph-rsid="001dbbd9" style:font-size-asian="16pt" style:font-size-complex="16pt"/>
    </style:style>
    <style:style style:name="P4" style:family="paragraph" style:parent-style-name="Standard">
      <style:paragraph-properties fo:margin-left="-0.979cm" fo:margin-right="-0.635cm" fo:text-indent="0.767cm" style:auto-text-indent="false"/>
      <style:text-properties style:font-name="Arial" fo:font-size="16pt" officeooo:paragraph-rsid="001eeca3" style:font-size-asian="16pt" style:font-size-complex="16pt"/>
    </style:style>
    <style:style style:name="P5" style:family="paragraph" style:parent-style-name="Header">
      <style:paragraph-properties fo:margin-left="0cm" fo:margin-right="0cm" fo:text-indent="0.45cm" style:auto-text-indent="false"/>
      <style:text-properties style:font-name="Arial Black" fo:font-size="20pt" officeooo:paragraph-rsid="001dbbd9" style:font-size-asian="20pt" style:font-size-complex="20pt"/>
    </style:style>
    <style:style style:name="P6" style:family="paragraph" style:parent-style-name="Header">
      <style:paragraph-properties fo:margin-left="0cm" fo:margin-right="0cm" fo:text-indent="1.164cm" style:auto-text-indent="false"/>
      <style:text-properties officeooo:paragraph-rsid="001dbbd9"/>
    </style:style>
    <style:style style:name="T1" style:family="text">
      <style:text-properties officeooo:rsid="001dbbd9"/>
    </style:style>
    <style:style style:name="T2" style:family="text">
      <style:text-properties style:font-name="Arial" officeooo:rsid="001dbbd9"/>
    </style:style>
    <style:style style:name="T3" style:family="text">
      <style:text-properties style:font-name="Arial" officeooo:rsid="001eeca3"/>
    </style:style>
    <style:style style:name="T4" style:family="text">
      <style:text-properties style:font-name="Arial Black" fo:font-size="20pt" officeooo:rsid="001dbbd9" style:font-size-asian="20pt" style:font-size-complex="20pt"/>
    </style:style>
    <style:style style:name="T5" style:family="text">
      <style:text-properties officeooo:rsid="001eec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Membros e suas atribuições</text:span></text:p>
      <text:p text:style-name="P5"><text:span text:style-name="T1">Plataforma – Biblioteca Online</text:span></text:p>
      <text:p text:style-name="P1"><text:span text:style-name="T1"/></text:p>
      <text:p text:style-name="P2"><text:span text:style-name="T1">Gerente de Projeto - <text:s/>(Gabriel Vieira)</text:span></text:p>
      <text:p text:style-name="P2"><text:span text:style-name="T2">O Gerente de Projeto especifica prioridades, coordena as interações com os clientes e usuários e, geralmente, tenta <text:s text:c="3"/>manter a equipe de projeto centrada na meta correta. O Gerente de Projeto também estabelece um conjunto de práticas que garante a integridade e qualidade dos artefatos do projeto. O gerente também será o líder que </text:span><text:span text:style-name="T3">organizará os processos do desenvolvimento desta plataforma e guiará os integrantes para o caminho correto. </text:span></text:p>
      <text:p text:style-name="P2"><text:span text:style-name="T1"></text:span></text:p>
      <text:p text:style-name="P2"><text:span text:style-name="T1">Analista de Sistema <text:s/>- <text:s/>(Daniel Rodrigues)</text:span></text:p>
      <text:p text:style-name="P3"><text:span text:style-name="T1">O Analista de Sistema é responsável por realizar o intermédio entre o Contratante do Projeto e a equipe de desenvolvimento. Ele deve entender e repassar todas as ideias do Contratante, de forma a atender suas especificações. </text:span><text:span text:style-name="T5">Após isso, o analista direcionará o plano do contratante do projeto para o gerente do projeto que passará para os demais integrantes o que deve ser feito no projeto e que possa satisfazer o contratante.</text:span><text:span text:style-name="T1"></text:span></text:p>
      <text:p text:style-name="P2"><text:span text:style-name="T1"></text:span></text:p>
      <text:p text:style-name="P2"><text:span text:style-name="T1">DBA <text:s/>- <text:s/>(Fabio Ferreira)</text:span></text:p>
      <text:p text:style-name="P3"><text:span text:style-name="T1">O DBA é responsável pela criação da base de dados e sua correta funcionalidade. Juntamente com o desenvolvedor é responsável pela iteração entre o sistema e o banco de dados. No caso o DBA, junto com o gerente do projeto e com o programador vão decidir o que vai ser feito no banco de dados e ajudá-lo na iteração com o sistema.</text:span></text:p>
      <text:p text:style-name="P2"><text:span text:style-name="T1"></text:span></text:p>
      <text:p text:style-name="P2"><text:span text:style-name="T1">Programador <text:s/>- <text:s/>(Ronaldo de Sousa)</text:span></text:p>
      <text:p text:style-name="P3"><text:span text:style-name="T1">O programador define as responsabilidades, as operações, os atributos e os relacionamentos de uma ou várias classes e determina como elas devem ser ajustadas ao ambiente de implementação. Além disso, o programador pode ser responsável por um ou mais pacotes de desenvolvimento ou subsistemas, incluindo quaisquer classes contidas nos pacotes ou subsistemas.</text:span></text:p>
      <text:p text:style-name="P2"><text:span text:style-name="T1"></text:span></text:p>
      <text:p text:style-name="P2"><text:soft-page-break/><text:span text:style-name="T1">Testadora e Suporte <text:s/>- <text:s/>(Iana Coeli)<text:tab/> <text:tab/></text:span></text:p>
      <text:p text:style-name="P4"><text:span text:style-name="T1">A Testadora é responsável por executar os testes, o que inclui a execução e configuração dos testes, a avaliação da execução dos testes e a recuperação dos erros, por avaliar os resultados de teste e por registrar os defeitos identificados. </text:span><text:span text:style-name="T5">Após a avaliação do teste ser feita ela informará ao Gerente do projeto e ao Contratante se já está bom, ou se caso de erro, mostrar aos mesmos o que se pode melhorar e reavaliar.</text:span></text:p>
      <text:p text:style-name="P3"><text:span text:style-name="T1"></text:span></text:p>
      <text:p text:style-name="P2"><text:span text:style-name="T1">Designer <text:s/>- <text:s/>(José Michael)<text:tab/> <text:tab/> <text:tab/></text:span></text:p>
      <text:p text:style-name="P3"><text:span text:style-name="T1">O designer coordena a criação do protótipo e do design da interface da biblioteca Online, capturando os requisitos dessa interface, inclusive os requisitos de usabilidade, criando protótipos e engajando outros envolvidos, como os usuários finais, nas revisões de usabilidade e nas sessões de teste de uso, e revisando e fornecendo o feedback adequado na implementação final da Plataforma B.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20-02-27T07:41:04</meta:creation-date>
    <dc:date>2020-02-27T08:09:33</dc:date>
    <dc:creator>Aluno </dc:creator>
    <meta:editing-duration>PT13M19S</meta:editing-duration>
    <meta:editing-cycles>1</meta:editing-cycles>
    <meta:document-statistic meta:table-count="0" meta:image-count="0" meta:object-count="0" meta:page-count="2" meta:paragraph-count="19" meta:word-count="425" meta:character-count="2648" meta:non-whitespace-character-count="2195"/>
    <meta:generator>LibreOffice/4.0.4.2$Linux_x86 LibreOffice_project/400m0$Build-2</meta:generator>
  </office:meta>
</office:document-meta>
</file>